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Caption">
      <style:text-properties officeooo:rsid="001c6422" officeooo:paragraph-rsid="001c6422"/>
    </style:style>
    <style:style style:name="P4" style:family="paragraph" style:parent-style-name="Table_20_Contents">
      <style:text-properties officeooo:rsid="001a2c6d" officeooo:paragraph-rsid="001a2c6d"/>
    </style:style>
    <style:style style:name="P5" style:family="paragraph" style:parent-style-name="Table_20_Contents" style:list-style-name="L1"/>
    <style:style style:name="P6" style:family="paragraph" style:parent-style-name="Table_20_Contents">
      <style:text-properties officeooo:paragraph-rsid="001e4633"/>
    </style:style>
    <style:style style:name="P7" style:family="paragraph" style:parent-style-name="Azione_20_sistema">
      <style:paragraph-properties fo:margin-left="0cm" fo:margin-right="0cm" fo:text-indent="0cm" style:auto-text-indent="false"/>
    </style:style>
    <style:style style:name="T1" style:family="text">
      <style:text-properties officeooo:rsid="001a2c6d"/>
    </style:style>
    <style:style style:name="T2" style:family="text">
      <style:text-properties officeooo:rsid="001aa435"/>
    </style:style>
    <style:style style:name="T3" style:family="text">
      <style:text-properties officeooo:rsid="001e4633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Modifica <text:span text:style-name="T1">pianificazione</text:span> attività tirocinante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4">Delegato Tirocinant<text:span text:style-name="T3">i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Table_20_Contents">L'utente accede al sistema e viene riconosciuto come <text:span text:style-name="T3">D</text:span><text:span text:style-name="T1">elegato tirocinanti</text:span>.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0199893" text:style-name="Numerazione_20_UC">
              <text:list-item text:start-value="1">
                <text:p text:style-name="Azione_20_attore"><text:span text:style-name="T1">Il delegato dei tirocinanti</text:span> accede all'area per la modifica d<text:span text:style-name="T1">ella pianificazione</text:span> <text:span text:style-name="T3">delle attività</text:span> dei tirocinanti.</text:p>
              </text:list-item>
              <text:list-item>
                <text:p text:style-name="Azione_20_sistema">Il sistema risponde mostrando un'area di ricerca (<text:span text:style-name="T1">include</text:span> <text:span text:style-name="T4">Ricerca</text:span>)</text:p>
              </text:list-item>
              <text:list-item>
                <text:p text:style-name="Azione_20_attore"><text:span text:style-name="T1">Il delegato</text:span> inserisce la matricola del tirocinante, <text:span text:style-name="T3">o il cognome</text:span> e sottomette al sistema.</text:p>
              </text:list-item>
              <text:list-item>
                <text:p text:style-name="Azione_20_sistema">Il sistema visualizza <text:span text:style-name="T3">in un calendario </text:span>le attività del tirocinante ricercato <text:span text:style-name="T3">con i </text:span>relativi campi (Data, Ora inizio, Ora fine, descrizione).</text:p>
              </text:list-item>
              <text:list-item>
                <text:p text:style-name="Azione_20_attore"><text:span text:style-name="T1">Il delegato</text:span> modifica i campi e conferma.</text:p>
              </text:list-item>
              <text:list-item>
                <text:p text:style-name="Azione_20_sistema">Il sistema riceve la form riguardante le modifiche ed effettua i cambiamenti nel database.</text:p>
                <text:p text:style-name="P7"/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6">Il sistema <text:span text:style-name="T3">i</text:span>nvia un messaggio di avvenuta modifica all'impiegato <text:span text:style-name="T3">e</text:span> mostra i dati aggiornati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0180774" text:style-name="L1">
              <text:list-item text:start-value="1">
                <text:p text:style-name="P5">Il sistema mostra all'utente un messaggio di errore che indica l'errore verificatosi.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Table_20_Contents">Il sistema deve visualizzare tutte le form entro 20 secondi dalla richiesta.</text:p>
            <text:p text:style-name="Table_20_Contents">Il sistema deve visualizzare il messaggio di errore o <text:span text:style-name="T2">visualizzare il nuovo piano</text:span> aggiornat<text:span text:style-name="T2">o</text:span> entro 20 secondi dalla conferma delle modifiche.</text:p>
          </table:table-cell>
        </table:table-row>
      </table:table>
      <text:p text:style-name="P3">UC_M_41_Modifica pianificazione attività tirocinan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3T17:09:12.96</meta:creation-date>
    <meta:editing-duration>PT1M18S</meta:editing-duration>
    <meta:editing-cycles>5</meta:editing-cycles>
    <meta:generator>LibreOffice/3.6$Windows_x86 LibreOffice_project/da8c1e6-fd468f4-454e206-f42a4a9-143cfd</meta:generator>
    <dc:date>2012-11-23T20:06:52.97</dc:date>
    <dc:creator>Mariella </dc:creator>
    <meta:document-statistic meta:table-count="1" meta:image-count="0" meta:object-count="0" meta:page-count="1" meta:paragraph-count="23" meta:word-count="185" meta:character-count="1272" meta:non-whitespace-character-count="1117"/>
  </office:meta>
</office:document-meta>
</file>